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345d" officeooo:paragraph-rsid="000e345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e345d" officeooo:paragraph-rsid="000e345d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pect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2:55:39.809977426</meta:creation-date>
    <meta:generator>LibreOffice/5.3.1.2$Linux_X86_64 LibreOffice_project/30m0$Build-2</meta:generator>
    <dc:date>2017-10-24T22:56:17.932317146</dc:date>
    <meta:editing-duration>PT38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</office:meta>
</office:document-meta>
</file>